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147.4pt"/>
    </style:style>
    <style:style style:name="co4" style:family="table-column">
      <style:table-column-properties fo:break-before="auto" style:column-width="103.15pt"/>
    </style:style>
    <style:style style:name="co5" style:family="table-column">
      <style:table-column-properties fo:break-before="auto" style:column-width="112.99pt"/>
    </style:style>
    <style:style style:name="co6" style:family="table-column">
      <style:table-column-properties fo:break-before="auto" style:column-width="87.7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7.9pt"/>
    </style:style>
    <style:style style:name="co9" style:family="table-column">
      <style:table-column-properties fo:break-before="auto" style:column-width="392.2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1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ext-properties style:font-name="Cabin1" fo:font-size="10pt" style:font-name-asian="Cabin1" style:font-size-asian="10pt" style:font-name-complex="Cabin1" style:font-size-complex="10pt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9" style:family="table-cell" style:parent-style-name="Default">
      <style:table-cell-properties fo:background-color="#ffffff" style:text-align-source="fix" style:repeat-content="false" fo:border="0.06pt solid #000080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 fo:border="0.06pt solid #000080"/>
      <style:paragraph-properties fo:text-align="start" fo:margin-left="0pt"/>
    </style:style>
    <style:style style:name="ce11" style:family="table-cell" style:parent-style-name="Default">
      <style:table-cell-properties fo:background-color="#ff0000" style:text-align-source="fix" style:repeat-content="false" fo:border="0.06pt solid #000080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bin" style:font-name-asian="Noto Sans CJK SC Regular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Q needed</text:p>
          </table:table-cell>
          <table:table-cell table:style-name="ce3" office:value-type="string" calcext:value-type="string">
            <text:p>Acquisition*</text:p>
          </table:table-cell>
          <table:table-cell table:style-name="ce3" office:value-type="string" calcext:value-type="string">
            <text:p>Q to buy</text:p>
          </table:table-cell>
          <table:table-cell table:style-name="ce3" office:value-type="string" calcext:value-type="string">
            <text:p>Link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AP – 0402 - 900pF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CAP – 0805 – 100nF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/>
          <table:table-cell office:value-type="string" calcext:value-type="string">
            <text:p>* component storage = CS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CAP – 0805 – 22uF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/>
          <table:table-cell office:value-type="string" calcext:value-type="string">
            <text:p>* RS buy = RSB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CAP – 1621 – 330uF</text:p>
          </table:table-cell>
          <table:table-cell table:style-name="ce4" office:value-type="string" calcext:value-type="string">
            <text:p>MAL215099911E3</text:p>
          </table:table-cell>
          <table:table-cell table:style-name="ce4" office:value-type="string" calcext:value-type="string">
            <text:p>CAP bank’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/>
          <table:table-cell office:value-type="string" calcext:value-type="string">
            <text:p>* IS = In stock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AP – 0805 – 1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CAP – 0805 – 10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CAP – H13 - 330uF</text:p>
          </table:table-cell>
          <table:table-cell table:style-name="ce4" office:value-type="string" calcext:value-type="string">
            <text:p>EEVFK1H331Q</text:p>
          </table:table-cell>
          <table:table-cell table:style-name="ce4" office:value-type="string" calcext:value-type="string">
            <text:p>CAP output 12V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<text:a xlink:href="http://dk.rs-online.com/web/p/aluminium-kondensatorer/7083557/" xlink:type="simple">http://dk.rs-online.com/web/p/aluminium-kondensatorer/708355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CAP – F12 – 150uF</text:p>
          </table:table-cell>
          <table:table-cell table:style-name="ce4" office:value-type="string" calcext:value-type="string">
            <text:p>20SVP150M</text:p>
          </table:table-cell>
          <table:table-cell table:style-name="ce4" office:value-type="string" calcext:value-type="string">
            <text:p>CAP output 5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D1-D4</text:p>
          </table:table-cell>
          <table:table-cell table:style-name="ce4" office:value-type="string" calcext:value-type="string">
            <text:p>DIODE – DO-214AC</text:p>
          </table:table-cell>
          <table:table-cell table:style-name="ce4" office:value-type="string" calcext:value-type="string">
            <text:p>US1M-E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SCHOTTKY – POWERDI-123</text:p>
          </table:table-cell>
          <table:table-cell table:style-name="ce4" office:value-type="string" calcext:value-type="string">
            <text:p>SBR2A40P1</text:p>
          </table:table-cell>
          <table:table-cell table:style-name="ce4" office:value-type="string" calcext:value-type="string">
            <text:p>MICROZED PW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VOLTAGE REFERENCE</text:p>
          </table:table-cell>
          <table:table-cell table:style-name="ce4" office:value-type="string" calcext:value-type="string">
            <text:p>TIL431AIDBZ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JX1,JX2</text:p>
          </table:table-cell>
          <table:table-cell table:style-name="ce4" office:value-type="string" calcext:value-type="string">
            <text:p>BERGSTAK 100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<text:a xlink:href="http://dk.rs-online.com/web/p/print-fatninger/6159338/" xlink:type="simple">http://dk.rs-online.com/web/p/print-fatninger/6159338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INDUCTOR</text:p>
          </table:table-cell>
          <table:table-cell table:style-name="ce4" office:value-type="string" calcext:value-type="string">
            <text:p>SRN5020-2R2Y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ZH-6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884/</text:p>
          </table:table-cell>
          <table:table-cell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2,P3,P5</text:p>
          </table:table-cell>
          <table:table-cell table:style-name="ce4" office:value-type="string" calcext:value-type="string">
            <text:p>ZH-12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ZH-8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897/</text:p>
          </table:table-cell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6,P7</text:p>
          </table:table-cell>
          <table:table-cell table:style-name="ce4" office:value-type="string" calcext:value-type="string">
            <text:p>ZH-4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P8</text:p>
          </table:table-cell>
          <table:table-cell table:style-name="ce4" office:value-type="string" calcext:value-type="string">
            <text:p>2P-TERM</text:p>
          </table:table-cell>
          <table:table-cell table:style-name="ce4"/>
          <table:table-cell table:style-name="ce4" office:value-type="string" calcext:value-type="string">
            <text:p>24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9,P10</text:p>
          </table:table-cell>
          <table:table-cell table:style-name="ce4" office:value-type="string" calcext:value-type="string">
            <text:p>ZH-5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11"/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11</text:p>
          </table:table-cell>
          <table:table-cell table:style-name="ce4" office:value-type="string" calcext:value-type="string">
            <text:p>ZH-10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894/</text:p>
          </table:table-cell>
          <table:table-cell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BSS138LT1G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http://dk.rs-online.com/web/p/mosfet-transistorer/5452529/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/>
          <table:table-cell table:style-name="ce4" office:value-type="string" calcext:value-type="string">
            <text:p>P-MOSFET – T0220</text:p>
          </table:table-cell>
          <table:table-cell table:style-name="ce4" office:value-type="string" calcext:value-type="string">
            <text:p>IRF100B202</text:p>
          </table:table-cell>
          <table:table-cell table:style-name="ce4" office:value-type="string" calcext:value-type="string">
            <text:p>MOTOR MOSFE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http://dk.rs-online.com/web/p/mosfet-transistorer/1300935/</text:p>
          </table:table-cell>
          <table:table-cell table:number-columns-repeated="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COMPARATOR - SOT23</text:p>
          </table:table-cell>
          <table:table-cell table:style-name="ce4" office:value-type="string" calcext:value-type="string">
            <text:p>TLV349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<text:a xlink:href="http://dk.rs-online.com/web/p/komparatorer/6604471/" xlink:type="simple">http://dk.rs-online.com/web/p/komparatorer/6604471/</text:a></text:p>
          </table:table-cell>
          <table:table-cell table:number-columns-repeated="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6BK</text:p>
          </table:table-cell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dk.rs-online.com/web/p/relaeer/8074273/?sra=pmpn" xlink:type="simple">http://dk.rs-online.com/web/p/relaeer/8074273/?sra=pmpn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LEV100A4ANG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EMBERGENCY BTN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<text:a xlink:href="http://dk.rs-online.com/web/p/noedstop-trykknapper/3993129/" xlink:type="simple">http://dk.rs-online.com/web/p/noedstop-trykknapper/3993129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FDV303N</text:p>
          </table:table-cell>
          <table:table-cell table:style-name="ce4" office:value-type="string" calcext:value-type="string">
            <text:p>GENERAL PURPO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<text:span text:style-name="T1"><text:a xlink:href="http://dk.rs-online.com/web/p/mosfet-transistorer/3544890/" xlink:type="simple">http://dk.rs-online.com/web/p/mosfet-transistorer/3544890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RES – 0402 – 100OHM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http://dk.rs-online.com/web/p/overflademontering-faste-modstande/7883994/</text:p>
          </table:table-cell>
          <table:table-cell table:number-columns-repeated="2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RES – 2512 – 4R7 2W</text:p>
          </table:table-cell>
          <table:table-cell table:style-name="ce4"/>
          <table:table-cell table:style-name="ce4" office:value-type="string" calcext:value-type="string">
            <text:p>BOOT POWER R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<text:span text:style-name="T1"><text:a xlink:href="http://dk.rs-online.com/web/p/overflademontering-faste-modstande/8673047/" xlink:type="simple">http://dk.rs-online.com/web/p/overflademontering-faste-modstande/8673047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RES – 3920 – 200uR</text:p>
          </table:table-cell>
          <table:table-cell table:style-name="ce4"/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<text:span text:style-name="T1"><text:a xlink:href="http://dk.rs-online.com/web/p/overflademontering-faste-modstande/1348221/" xlink:type="simple">http://dk.rs-online.com/web/p/overflademontering-faste-modstande/1348221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RES-RWS5 – 180R 5W</text:p>
          </table:table-cell>
          <table:table-cell table:style-name="ce4"/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http://dk.rs-online.com/web/p/overflademontering-faste-modstande/8098982/</text:p>
          </table:table-cell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RGB LED</text:p>
          </table:table-cell>
          <table:table-cell table:style-name="ce4"/>
          <table:table-cell table:style-name="ce4" office:value-type="string" calcext:value-type="string">
            <text:p>FU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PWR SWITCH</text:p>
          </table:table-cell>
          <table:table-cell table:style-name="ce4"/>
          <table:table-cell table:style-name="ce4" office:value-type="string" calcext:value-type="string">
            <text:p>ON/O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RF24LO1</text:p>
          </table:table-cell>
          <table:table-cell table:style-name="ce4"/>
          <table:table-cell table:style-name="ce4" office:value-type="string" calcext:value-type="string">
            <text:p>R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/?</text:p>
          </table:table-cell>
          <table:table-cell table:style-name="ce4" office:value-type="float" office:value="9" calcext:value-type="float">
            <text:p>9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CURRENT SENSE AMP</text:p>
          </table:table-cell>
          <table:table-cell table:style-name="ce4" office:value-type="string" calcext:value-type="string">
            <text:p>INA286</text:p>
          </table:table-cell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http://dk.rs-online.com/web/p/stromfolende-forstaerkere/8176616/</text:p>
          </table:table-cell>
          <table:table-cell table:number-columns-repeated="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/>
          <table:table-cell table:style-name="ce4" office:value-type="string" calcext:value-type="string">
            <text:p>BUFFER </text:p>
          </table:table-cell>
          <table:table-cell table:style-name="ce4" office:value-type="string" calcext:value-type="string">
            <text:p>74LVC2G17</text:p>
          </table:table-cell>
          <table:table-cell table:style-name="ce4" office:value-type="string" calcext:value-type="string">
            <text:p>BUFF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/>
          <table:table-cell table:style-name="ce4" office:value-type="string" calcext:value-type="string">
            <text:p>MOTOR DRIVER</text:p>
          </table:table-cell>
          <table:table-cell table:style-name="ce4" office:value-type="string" calcext:value-type="string">
            <text:p>HIP40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http://dk.rs-online.com/web/p/mosfet-power-drivere/2163484/ </text:p>
          </table:table-cell>
          <table:table-cell table:number-columns-repeated="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/>
          <table:table-cell table:style-name="ce4" office:value-type="string" calcext:value-type="string">
            <text:p>AND GATE</text:p>
          </table:table-cell>
          <table:table-cell table:style-name="ce4" office:value-type="string" calcext:value-type="string">
            <text:p>NC7SZ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AND GATE – QUAD</text:p>
          </table:table-cell>
          <table:table-cell table:style-name="ce4" office:value-type="string" calcext:value-type="string">
            <text:p>SN74F21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BUCK - SOT23</text:p>
          </table:table-cell>
          <table:table-cell table:style-name="ce4" office:value-type="string" calcext:value-type="string">
            <text:p>LMR10510XMF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COMPARATOR – SOT23-5</text:p>
          </table:table-cell>
          <table:table-cell table:style-name="ce4" office:value-type="string" calcext:value-type="string">
            <text:p>LMV331QBDNVRQ1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N78020HAH</text:p>
          </table:table-cell>
          <table:table-cell table:style-name="ce4" office:value-type="string" calcext:value-type="string">
            <text:p>12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http://dk.rs-online.com/web/p/dc-dc-stromforsyningsmoduler/6618171/</text:p>
          </table:table-cell>
          <table:table-cell table:number-columns-repeated="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H08080WAH</text:p>
          </table:table-cell>
          <table:table-cell table:style-name="ce4" office:value-type="string" calcext:value-type="string">
            <text:p>5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TTINY84</text:p>
          </table:table-cell>
          <table:table-cell table:style-name="ce4"/>
          <table:table-cell table:style-name="ce4" office:value-type="string" calcext:value-type="string">
            <text:p>TE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<text:a xlink:href="http://dk.rs-online.com/web/p/mikrokontrollere/6962594/" xlink:type="simple">http://dk.rs-online.com/web/p/mikrokontrollere/6962594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/>
          <table:table-cell table:style-name="ce4" office:value-type="string" calcext:value-type="string">
            <text:p>ATTINY84 – SMD</text:p>
          </table:table-cell>
          <table:table-cell table:style-name="ce4"/>
          <table:table-cell table:style-name="ce4" office:value-type="string" calcext:value-type="string">
            <text:p>JOINT BOAR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http://dk.rs-online.com/web/p/mikrokontrollere/7380687/</text:p>
          </table:table-cell>
          <table:table-cell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/>
          <table:table-cell table:style-name="ce4" office:value-type="string" calcext:value-type="string">
            <text:p>ZH-2P</text:p>
          </table:table-cell>
          <table:table-cell table:style-name="ce4" table:number-columns-repeated="3"/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http://dk.rs-online.com/web/p/printstiftlister/7620875/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 calcext:value-type="string">
            <text:p>RES – 0805 – 383K</text:p>
          </table:table-cell>
          <table:table-cell/>
          <table:table-cell office:value-type="string" calcext:value-type="string">
            <text:p>Rsense DC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dk.rs-online.com/web/p/overflademontering-faste-modstande/6146180/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 table:number-columns-repeated="8"/>
        </table:table-row>
        <table:table-row table:style-name="ro2" table:number-rows-repeated="4">
          <table:table-cell table:number-columns-repeated="2"/>
          <table:table-cell table:style-name="ce5"/>
          <table:table-cell table:number-columns-repeated="8"/>
        </table:table-row>
        <table:table-row table:style-name="ro2" table:number-rows-repeated="104852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9:28:43.966945379</meta:creation-date>
    <dc:date>2017-09-26T13:46:39.908670122</dc:date>
    <meta:editing-duration>PT52M20S</meta:editing-duration>
    <meta:editing-cycles>11</meta:editing-cycles>
    <meta:generator>LibreOffice/5.1.6.2$Linux_X86_64 LibreOffice_project/10m0$Build-2</meta:generator>
    <meta:document-statistic meta:table-count="1" meta:cell-count="309" meta:object-count="0"/>
  </office:meta>
</office:document-meta>
</file>